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c31a" officeooo:paragraph-rsid="0011c31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1c31a" officeooo:paragraph-rsid="0011c31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358b2" officeooo:paragraph-rsid="001358b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f9c5" officeooo:paragraph-rsid="0013f9c5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3f9c5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15d813"/>
    </style:style>
    <style:style style:name="P7" style:family="paragraph" style:parent-style-name="Standard" style:list-style-name="L4">
      <style:paragraph-properties fo:text-align="start" style:justify-single-word="false"/>
      <style:text-properties officeooo:paragraph-rsid="0015ef5b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1531b5" officeooo:paragraph-rsid="001531b5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weight="normal" officeooo:rsid="0015d813" officeooo:paragraph-rsid="0015d81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5d813" officeooo:paragraph-rsid="0015d813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15d813" officeooo:paragraph-rsid="0015d813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5ef5b" officeooo:paragraph-rsid="0015ef5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officeooo:rsid="0013f9c5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75b53" style:font-size-asian="12.25pt" style:font-weight-asian="bold" style:font-size-complex="14pt" style:font-weight-complex="bold"/>
    </style:style>
    <style:style style:name="T4" style:family="text">
      <style:text-properties officeooo:rsid="0013f9c5"/>
    </style:style>
    <style:style style:name="T5" style:family="text">
      <style:text-properties fo:font-size="12pt" fo:font-weight="normal" officeooo:rsid="0015d81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5ef5b" style:font-size-asian="10.5pt" style:font-weight-asian="normal" style:font-size-complex="12pt" style:font-weight-complex="normal"/>
    </style:style>
    <style:style style:name="T7" style:family="text">
      <style:text-properties officeooo:rsid="0015ef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Solving</text:p>
      <text:p text:style-name="P2"/>
      <text:p text:style-name="P3">Steps to Solving a Problem</text:p>
      <text:p text:style-name="P3"/>
      <text:p text:style-name="P3"><text:tab/><text:span text:style-name="T4">Understanding a Problem</text:span></text:p>
      <text:list xml:id="list3965781106" text:style-name="L1">
        <text:list-item>
          <text:p text:style-name="P8">To gain clarity and understanding of a problem, write it down on paper, reword the problem in plain English, and draw diagrams, if it will help. </text:p>
        </text:list-item>
        <text:list-item>
          <text:p text:style-name="P8">Explaining the problem to someone else in plain English will provide clarity.</text:p>
        </text:list-item>
      </text:list>
      <text:p text:style-name="P3"/>
      <text:p text:style-name="P4"><text:tab/>Plan</text:p>
      <text:list xml:id="list1003375977" text:style-name="L2">
        <text:list-item>
          <text:p text:style-name="P9">Before attempting to solve the problem, begin planning by thinking through some questions such as:</text:p>
          <text:list>
            <text:list-item>
              <text:p text:style-name="P9">Does the program have a user interface? What will it look like? What functionality will the interface have? Sketch on to paper.</text:p>
            </text:list-item>
            <text:list-item>
              <text:p text:style-name="P9">What inputs will your program have? Will the user enter the data or retrieved elsewhere?</text:p>
            </text:list-item>
            <text:list-item>
              <text:p text:style-name="P9">What is the desired output?</text:p>
            </text:list-item>
            <text:list-item>
              <text:p text:style-name="P9">Given your inputs, what steps are needed to get to the desired output?</text:p>
            </text:list-item>
          </text:list>
        </text:list-item>
        <text:list-item>
          <text:p text:style-name="P9">An algorithm is a set of instructions that can be followed to get the desired output from the given input.</text:p>
        </text:list-item>
      </text:list>
      <text:p text:style-name="P10"/>
      <text:p text:style-name="P10"><text:tab/><text:tab/><text:span text:style-name="T1">Pseudo-code</text:span></text:p>
      <text:list xml:id="list591606694" text:style-name="L3">
        <text:list-item>
          <text:p text:style-name="P11">Pseudo code is writing out logic for the program in natural language rather than in code.</text:p>
        </text:list-item>
        <text:list-item>
          <text:p text:style-name="P11">Example of pseudo code:</text:p>
          <text:list>
            <text:list-item>
              <text:p text:style-name="P6"><text:span text:style-name="T5">The user will input two strings.</text:span></text:p>
            </text:list-item>
            <text:list-item>
              <text:p text:style-name="P11">Set variables to the strings' length and compare to see which is longer</text:p>
            </text:list-item>
            <text:list-item>
              <text:p text:style-name="P11">The longer string gets returned. </text:p>
            </text:list-item>
          </text:list>
        </text:list-item>
      </text:list>
      <text:list xml:id="list174837960094533" text:continue-list="list1003375977" text:style-name="L2">
        <text:list-item>
          <text:list>
            <text:list-header>
              <text:p text:style-name="P9"/>
            </text:list-header>
          </text:list>
        </text:list-item>
      </text:list>
      <text:p text:style-name="P5"><text:span text:style-name="T2"><text:tab/>Split the Problem into Parts</text:span></text:p>
      <text:list xml:id="list1601068541" text:style-name="L4">
        <text:list-item>
          <text:p text:style-name="P7"><text:span text:style-name="T6">During the planning phase, there may be some sub-problems that can be isolated and solved. Starting with the simplest sub-problems will provide a foothold and direction when tackling the problem.</text:span></text:p>
        </text:list-item>
        <text:list-item>
          <text:p text:style-name="P12">Decomposition is the main way to deal with complexity, and provides a more approachable method vs solving the whole problem in one go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22" meta:word-count="258" meta:character-count="1443" meta:non-whitespace-character-count="1215"/>
  </office:meta>
</office:document-meta>
</file>